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fonksionu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fonksionu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fonksionu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fonksionu kullanılır. Bu fonksionu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fonksionunu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fonksion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durum<ns0:line-break/>elif koşul:<ns0:line-break/><ns0:s ns0:c="4"/>durum<ns0:line-break/>else:<ns0:line-break/><ns0:s ns0:c="4"/>durum</ns0:p>
        <text:span text:style-name="rststyle-keyword">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se</text:span>
        <text:span text:style-name="rststyle-punctuation">:</text:span>
        <text:span text:style-name="rststyle-name">durum</text:span>
        <text:p text:style-name="rststyle-textbody">Örneğin bir integer değişkenin çift olup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4:24:02</meta:creation-date>
    <dc:creator>a</dc:creator>
    <dc:date>2021-07-05T14:24:02</dc:date>
    <dc:language>en-US</dc:language>
    <meta:editing-cycles>1</meta:editing-cycles>
    <meta:editing-duration>PT00M01S</meta:editing-duration>
    <dc:title>Python dersi</dc:title>
  </office:meta>
</office:document-meta>
</file>